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T1" style:family="text">
      <style:text-properties fo:font-style="italic" style:font-style-asian="italic"/>
    </style:style>
    <style:style style:name="T2" style:family="text">
      <style:text-properties fo:color="#ff3333" fo:font-weight="bold" officeooo:rsid="0019d00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TEST 2</text:p>
      <text:h text:style-name="Heading_20_1" text:outline-level="1">INSTRUCTIONS</text:h>
      <text:p text:style-name="Standard"/>
      <text:list xml:id="list7584491963695909293" text:style-name="WWNum2">
        <text:list-item>
          <text:p text:style-name="P2">Perform classification of the provided dataset using R or Azure ML. For additional information, you may refer to <text:a xlink:type="simple" xlink:href="https://archive.ics.uci.edu/ml/datasets/Breast+Cancer+Wisconsin+(Diagnostic)" text:style-name="Internet_20_link" text:visited-style-name="Visited_20_Internet_20_Link">https://archive.ics.uci.edu/ml/datasets/Breast+Cancer+Wisconsin+(Diagnostic)</text:a>.</text:p>
        </text:list-item>
        <text:list-item>
          <text:p text:style-name="P2">You are required to use a decision tree to perform classification</text:p>
        </text:list-item>
        <text:list-item>
          <text:p text:style-name="P2">Did you use every attribute in the dataset to construct the decision tree? Discuss why you made your choice. <text:s text:c="135"/>[1 mark]</text:p>
        </text:list-item>
        <text:list-item>
          <text:p text:style-name="P2">Visualize the created decision tree. <text:s text:c="94"/>[1 mark]</text:p>
        </text:list-item>
        <text:list-item>
          <text:p text:style-name="P2">Show the confusion matrix. <text:s text:c="108"/>[1 mark]</text:p>
        </text:list-item>
        <text:list-item>
          <text:p text:style-name="P2">Discuss how the decision tree can be prevented from overfitting <text:span text:style-name="T1">pre-completion </text:span>of the tree. </text:p>
        </text:list-item>
      </text:list>
      <text:p text:style-name="List_20_Paragraph">[2 marks] <text:s/><text:span text:style-name="T2">Preprocess the data (remove features which have a lot of errors, or a very small standard deviation (numeric data)). Analyze the features and do feature selection.</text:span></text:p>
      <text:list xml:id="list23127559455874" text:continue-numbering="true" text:style-name="WWNum2">
        <text:list-item>
          <text:p text:style-name="P2"><text:s/>Bonus : State one advantage of decision tree versus more complex machine learning algorithms. [0.5 marks – maximum marks for this lab test is still 5 marks] <text:span text:style-name="T2">Able to fully classify all observations without any error (on training set … if there is no pruning or control, it will lead to overfitting, causing the tree to do very badly on unseen data)</text:span></text:p>
        </text:list-item>
        <text:list-item>
          <text:p text:style-name="P2">Answer the questions above in a text document, and remember to write down your name and ID. Add in your R source file, or screen shot of the Azure ML workplace with the same document and submit as a zipped file. As a backup if you can’t submit it via the assignment link, then push all the documents and source code files to a file repo and submit that instea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</meta:editing-cycles>
    <meta:creation-date>2017-01-16T13:30:00</meta:creation-date>
    <dc:date>2017-01-19T02:31:27.276673000</dc:date>
    <meta:editing-duration>PT27M31S</meta:editing-duration>
    <meta:generator>LibreOffice/5.1.4.2$MacOSX_X86_64 LibreOffice_project/f99d75f39f1c57ebdd7ffc5f42867c12031db97a</meta:generator>
    <meta:document-statistic meta:table-count="0" meta:image-count="0" meta:object-count="0" meta:page-count="1" meta:paragraph-count="11" meta:word-count="249" meta:character-count="1802" meta:non-whitespace-character-count="12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